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4.74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>
            <text:p>Type of vehicle</text:p>
          </table:table-cell>
          <table:table-cell office:value-type="string">
            <text:p>Speed</text:p>
          </table:table-cell>
          <table:table-cell table:style-name="Default" office:value-type="string">
            <text:p>Frequency drift (Hz)</text:p>
          </table:table-cell>
          <table:table-cell office:value-type="string">
            <text:p>Average frequency drift (Hz)</text:p>
          </table:table-cell>
        </table:table-row>
        <table:table-row table:style-name="ro1">
          <table:table-cell table:style-name="ce1" office:value-type="string" table:number-columns-spanned="1" table:number-rows-spanned="43">
            <text:p>Two – wheeler</text:p>
          </table:table-cell>
          <table:table-cell table:style-name="ce1" office:value-type="string" table:number-columns-spanned="1" table:number-rows-spanned="10">
            <text:p>10 kmph</text:p>
          </table:table-cell>
          <table:table-cell office:value-type="float" office:value="55">
            <text:p>55</text:p>
          </table:table-cell>
          <table:table-cell table:style-name="ce1" office:value-type="float" office:value="55.3" table:number-columns-spanned="1" table:number-rows-spanned="10">
            <text:p>55.3</text:p>
          </table:table-cell>
        </table:table-row>
        <table:table-row table:style-name="ro1">
          <table:covered-table-cell table:number-columns-repeated="2"/>
          <table:table-cell office:value-type="float" office:value="38">
            <text:p>38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2">
            <text:p>5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6">
            <text:p>5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2">
            <text:p>5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64">
            <text:p>6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64">
            <text:p>6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72">
            <text:p>7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table:number-columns-spanned="1" table:number-rows-spanned="10">
            <text:p>20 kmph</text:p>
          </table:table-cell>
          <table:table-cell office:value-type="float" office:value="50">
            <text:p>50</text:p>
          </table:table-cell>
          <table:table-cell table:style-name="ce1" office:value-type="float" office:value="48.2" table:number-columns-spanned="1" table:number-rows-spanned="10">
            <text:p>48.2</text:p>
          </table:table-cell>
        </table:table-row>
        <table:table-row table:style-name="ro1">
          <table:covered-table-cell table:number-columns-repeated="2"/>
          <table:table-cell office:value-type="float" office:value="60">
            <text:p>6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4">
            <text:p>5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2">
            <text:p>5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2">
            <text:p>4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0">
            <text:p>3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4">
            <text:p>5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68">
            <text:p>68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table:number-columns-spanned="1" table:number-rows-spanned="10">
            <text:p>30 kmph</text:p>
          </table:table-cell>
          <table:table-cell office:value-type="float" office:value="48">
            <text:p>48</text:p>
          </table:table-cell>
          <table:table-cell table:style-name="ce1" office:value-type="float" office:value="39.4" table:number-columns-spanned="1" table:number-rows-spanned="10">
            <text:p>39.4</text:p>
          </table:table-cell>
        </table:table-row>
        <table:table-row table:style-name="ro1">
          <table:covered-table-cell table:number-columns-repeated="2"/>
          <table:table-cell office:value-type="float" office:value="32">
            <text:p>3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6">
            <text:p>4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24">
            <text:p>2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2">
            <text:p>4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4">
            <text:p>5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22">
            <text:p>2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26">
            <text:p>26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table:number-columns-spanned="1" table:number-rows-spanned="10">
            <text:p>40 kmph</text:p>
          </table:table-cell>
          <table:table-cell office:value-type="float" office:value="24">
            <text:p>24</text:p>
          </table:table-cell>
          <table:table-cell table:style-name="ce1" office:value-type="float" office:value="34" table:number-columns-spanned="1" table:number-rows-spanned="10">
            <text:p>34</text:p>
          </table:table-cell>
        </table:table-row>
        <table:table-row table:style-name="ro1">
          <table:covered-table-cell table:number-columns-repeated="2"/>
          <table:table-cell office:value-type="float" office:value="44">
            <text:p>4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6">
            <text:p>1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28">
            <text:p>28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26">
            <text:p>2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5">
            <text:p>45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5">
            <text:p>35</text:p>
          </table:table-cell>
          <table:covered-table-cell/>
        </table:table-row>
        <table:table-row table:style-name="ro1">
          <table:table-cell table:style-name="ce1" table:number-columns-spanned="4" table:number-rows-spanned="2"/>
          <table:covered-table-cell table:number-columns-repeated="3"/>
        </table:table-row>
        <table:table-row table:style-name="ro1">
          <table:covered-table-cell table:number-columns-repeated="2"/>
          <table:covered-table-cell table:style-name="Default"/>
          <table:covered-table-cell/>
        </table:table-row>
        <table:table-row table:style-name="ro1">
          <table:table-cell table:style-name="ce2" office:value-type="string" table:number-columns-spanned="1" table:number-rows-spanned="43">
            <text:p>Four – wheeler</text:p>
          </table:table-cell>
          <table:table-cell table:style-name="ce1" office:value-type="string" table:number-columns-spanned="1" table:number-rows-spanned="10">
            <text:p>10 kmph</text:p>
          </table:table-cell>
          <table:table-cell office:value-type="float" office:value="1100">
            <text:p>1100</text:p>
          </table:table-cell>
          <table:table-cell table:style-name="ce1" office:value-type="float" office:value="1010.8" table:number-columns-spanned="1" table:number-rows-spanned="10">
            <text:p>1010.8</text:p>
          </table:table-cell>
        </table:table-row>
        <table:table-row table:style-name="ro1">
          <table:covered-table-cell table:number-columns-repeated="2"/>
          <table:table-cell office:value-type="float" office:value="896">
            <text:p>89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880">
            <text:p>88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962">
            <text:p>96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872">
            <text:p>87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106">
            <text:p>110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136">
            <text:p>11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990">
            <text:p>99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068">
            <text:p>1068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098">
            <text:p>1098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1" office:value-type="string" table:number-columns-spanned="1" table:number-rows-spanned="10">
            <text:p>20 kmph</text:p>
          </table:table-cell>
          <table:table-cell office:value-type="float" office:value="958">
            <text:p>958</text:p>
          </table:table-cell>
          <table:table-cell table:style-name="ce1" office:value-type="float" office:value="1006.2" table:number-columns-spanned="1" table:number-rows-spanned="10">
            <text:p>1006.2</text:p>
          </table:table-cell>
        </table:table-row>
        <table:table-row table:style-name="ro1">
          <table:covered-table-cell table:number-columns-repeated="2"/>
          <table:table-cell office:value-type="float" office:value="1262">
            <text:p>126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764">
            <text:p>76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806">
            <text:p>80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406">
            <text:p>140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900">
            <text:p>90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856">
            <text:p>85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010">
            <text:p>101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960">
            <text:p>96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1140">
            <text:p>1140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2" office:value-type="string" table:number-columns-spanned="1" table:number-rows-spanned="10">
            <text:p>30 kmph</text:p>
          </table:table-cell>
          <table:table-cell office:value-type="float" office:value="1200">
            <text:p>1200</text:p>
          </table:table-cell>
          <table:table-cell table:style-name="ce1" table:formula="of:=AVERAGE([.C69:.C78])" office:value-type="float" office:value="1000.2" table:number-columns-spanned="1" table:number-rows-spanned="10">
            <text:p>1000.2</text:p>
          </table:table-cell>
        </table:table-row>
        <table:table-row table:style-name="ro1">
          <table:covered-table-cell/>
          <table:covered-table-cell table:style-name="ce3"/>
          <table:table-cell office:value-type="float" office:value="924">
            <text:p>924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86">
            <text:p>986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1212">
            <text:p>1212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688">
            <text:p>688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52">
            <text:p>952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82">
            <text:p>982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872">
            <text:p>872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40">
            <text:p>940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1246">
            <text:p>1246</text:p>
          </table:table-cell>
          <table:covered-table-cell/>
        </table:table-row>
        <table:table-row table:style-name="ro1">
          <table:covered-table-cell/>
          <table:table-cell/>
          <table:table-cell table:style-name="Default"/>
          <table:table-cell/>
        </table:table-row>
        <table:table-row table:style-name="ro1">
          <table:covered-table-cell/>
          <table:table-cell table:style-name="ce2" office:value-type="string" table:number-columns-spanned="1" table:number-rows-spanned="10">
            <text:p>40 kmph</text:p>
          </table:table-cell>
          <table:table-cell office:value-type="float" office:value="916">
            <text:p>916</text:p>
          </table:table-cell>
          <table:table-cell table:style-name="ce1" office:value-type="float" office:value="937.8" table:number-columns-spanned="1" table:number-rows-spanned="10">
            <text:p>937.8</text:p>
          </table:table-cell>
        </table:table-row>
        <table:table-row table:style-name="ro1">
          <table:covered-table-cell/>
          <table:covered-table-cell table:style-name="ce3"/>
          <table:table-cell office:value-type="float" office:value="746">
            <text:p>746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1056">
            <text:p>1056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1014">
            <text:p>1014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36">
            <text:p>936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60">
            <text:p>960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1020">
            <text:p>1020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899">
            <text:p>899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943">
            <text:p>943</text:p>
          </table:table-cell>
          <table:covered-table-cell/>
        </table:table-row>
        <table:table-row table:style-name="ro1">
          <table:covered-table-cell/>
          <table:covered-table-cell table:style-name="ce3"/>
          <table:table-cell office:value-type="float" office:value="888">
            <text:p>888</text:p>
          </table:table-cell>
          <table:covered-table-cell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5:52:02</meta:creation-date>
    <dc:date>2014-05-03T16:36:52</dc:date>
    <meta:editing-duration>PT11M39S</meta:editing-duration>
    <meta:editing-cycles>1</meta:editing-cycles>
    <meta:document-statistic meta:table-count="3" meta:cell-count="102" meta:object-count="0"/>
    <meta:generator>LibreOffice/3.5$Linux_x86 LibreOffice_project/350m1$Build-2</meta:generator>
  </office:meta>
</office:document-meta>
</file>